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Numbering_20_123">
      <style:text-properties officeooo:rsid="000298ae" officeooo:paragraph-rsid="000298ae"/>
    </style:style>
    <style:style style:name="P2" style:family="paragraph" style:parent-style-name="Standard" style:list-style-name="Numbering_20_123">
      <style:text-properties officeooo:rsid="000b3807" officeooo:paragraph-rsid="000b3807"/>
    </style:style>
    <style:style style:name="P3" style:family="paragraph" style:parent-style-name="Standard" style:list-style-name="Numbering_20_123">
      <style:text-properties officeooo:rsid="000be4c8" officeooo:paragraph-rsid="000be4c8"/>
    </style:style>
    <style:style style:name="P4" style:family="paragraph" style:parent-style-name="Standard" style:list-style-name="Numbering_20_123">
      <style:text-properties officeooo:rsid="000c34df" officeooo:paragraph-rsid="000c34df"/>
    </style:style>
    <style:style style:name="P5" style:family="paragraph" style:parent-style-name="Standard" style:list-style-name="Numbering_20_123">
      <style:text-properties officeooo:rsid="000c5049" officeooo:paragraph-rsid="000c5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4221842" text:style-name="Numbering_20_123">
        <text:list-item>
          <text:p text:style-name="P1">aggregators (object)</text:p>
          <text:list>
            <text:list-item>
              <text:p text:style-name="P1"/>
            </text:list-item>
          </text:list>
        </text:list-item>
        <text:list-item>
          <text:p text:style-name="P1">offset (int)</text:p>
        </text:list-item>
        <text:list-item>
          <text:p text:style-name="P1">results (array)</text:p>
          <text:list>
            <text:list-item>
              <text:p text:style-name="P2">id (string)</text:p>
            </text:list-item>
            <text:list-item>
              <text:p text:style-name="P2">objective (string)</text:p>
            </text:list-item>
            <text:list-item>
              <text:p text:style-name="P2">type (string)</text:p>
            </text:list-item>
            <text:list-item>
              <text:p text:style-name="P2">organizations (array)</text:p>
              <text:list>
                <text:list-item>
                  <text:p text:style-name="P2">id (int)</text:p>
                </text:list-item>
                <text:list-item>
                  <text:p text:style-name="P2">name (string)</text:p>
                </text:list-item>
                <text:list-item>
                  <text:p text:style-name="P2">picture (string)</text:p>
                </text:list-item>
              </text:list>
            </text:list-item>
            <text:list-item>
              <text:p text:style-name="P2">locations (array of strings)</text:p>
            </text:list-item>
            <text:list-item>
              <text:p text:style-name="P2">remote (boolean)</text:p>
            </text:list-item>
            <text:list-item>
              <text:p text:style-name="P2">external (boolean)</text:p>
            </text:list-item>
            <text:list-item>
              <text:p text:style-name="P2">deadline (timedate)</text:p>
            </text:list-item>
            <text:list-item>
              <text:p text:style-name="P2">status (string)</text:p>
            </text:list-item>
            <text:list-item>
              <text:p text:style-name="P2">compensation (object)</text:p>
              <text:list>
                <text:list-item>
                  <text:p text:style-name="P2">data (object)</text:p>
                  <text:list>
                    <text:list-item>
                      <text:p text:style-name="P2">code (string)</text:p>
                    </text:list-item>
                    <text:list-item>
                      <text:p text:style-name="P2">currency (string)</text:p>
                    </text:list-item>
                    <text:list-item>
                      <text:p text:style-name="P2">minAmount (int)</text:p>
                    </text:list-item>
                    <text:list-item>
                      <text:p text:style-name="P2">maxAmount (int)</text:p>
                    </text:list-item>
                    <text:list-item>
                      <text:p text:style-name="P2">periodicity (string)</text:p>
                    </text:list-item>
                  </text:list>
                </text:list-item>
                <text:list-item>
                  <text:p text:style-name="P2">visible (boolean)</text:p>
                </text:list-item>
              </text:list>
            </text:list-item>
            <text:list-item>
              <text:p text:style-name="P2">skills (array)</text:p>
              <text:list>
                <text:list-item>
                  <text:p text:style-name="P2">name (string)</text:p>
                </text:list-item>
                <text:list-item>
                  <text:p text:style-name="P2">experience (string)</text:p>
                </text:list-item>
              </text:list>
            </text:list-item>
            <text:list-item>
              <text:p text:style-name="P2">members (array)</text:p>
              <text:list>
                <text:list-item>
                  <text:p text:style-name="P3">subjectId (string)</text:p>
                </text:list-item>
                <text:list-item>
                  <text:p text:style-name="P3">name (string)</text:p>
                </text:list-item>
                <text:list-item>
                  <text:p text:style-name="P3">username (string)</text:p>
                </text:list-item>
                <text:list-item>
                  <text:p text:style-name="P3">professionalHeadline (string)</text:p>
                </text:list-item>
                <text:list-item>
                  <text:p text:style-name="P3">picture (string)</text:p>
                </text:list-item>
                <text:list-item>
                  <text:p text:style-name="P4">member (boolean)</text:p>
                </text:list-item>
                <text:list-item>
                  <text:p text:style-name="P4">manager (boolean)</text:p>
                </text:list-item>
                <text:list-item>
                  <text:p text:style-name="P4">poster (boolean)</text:p>
                </text:list-item>
                <text:list-item>
                  <text:p text:style-name="P4">weight (float)</text:p>
                </text:list-item>
              </text:list>
            </text:list-item>
            <text:list-item>
              <text:p text:style-name="P2">questions (array)</text:p>
              <text:list>
                <text:list-item>
                  <text:p text:style-name="P5">id (string)</text:p>
                </text:list-item>
                <text:list-item>
                  <text:p text:style-name="P5">text (string)</text:p>
                </text:list-item>
                <text:list-item>
                  <text:p text:style-name="P5">date (timedate)</text:p>
                </text:list-item>
              </text:list>
            </text:list-item>
            <text:list-item>
              <text:p text:style-name="P2">context (object)</text:p>
            </text:list-item>
            <text:list-item>
              <text:p text:style-name="P2">_meta (object)</text:p>
            </text:list-item>
          </text:list>
        </text:list-item>
        <text:list-item>
          <text:p text:style-name="P1">size (int)</text:p>
        </text:list-item>
        <text:list-item>
          <text:p text:style-name="P1">total (in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22:59:32.207234983</meta:creation-date>
    <dc:date>2020-12-17T17:41:11.600257072</dc:date>
    <meta:editing-duration>PT55M5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1" meta:paragraph-count="45" meta:word-count="135" meta:character-count="953" meta:non-whitespace-character-count="907"/>
  </office:meta>
</office:document-meta>
</file>